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1000002F71934A89AB0A1DBAA.png" manifest:media-type="image/png"/>
  <manifest:file-entry manifest:full-path="Pictures/1000000000000360000002807C3956ED4478D6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7.894cm" presentation:class="title" presentation:user-transformed="true">
          <draw:text-box>
            <text:p>DoomZel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PG basé sur Zelda </text:p>
                <text:p/>
                <text:p>Jeu d’aventure (rôle play game)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3" draw:layer="layout" svg:width="27.882cm" svg:height="20.023cm" svg:x="0cm" svg:y="0.577cm" presentation:class="graphic" presentation:user-transformed="true">
          <draw:image xlink:href="Pictures/1000020100000421000002F71934A89AB0A1D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60000002807C3956ED4478D6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09:30:39.771604945</meta:creation-date>
    <dc:date>2018-06-19T10:26:26.265665630</dc:date>
    <meta:editing-duration>PT18M58S</meta:editing-duration>
    <meta:editing-cycles>2</meta:editing-cycles>
    <meta:generator>LibreOffice/5.1.6.2$Linux_X86_64 LibreOffice_project/10m0$Build-2</meta:generator>
    <meta:document-statistic meta:object-count="35"/>
  </office:meta>
</office:document-meta>
</file>